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19a41" officeooo:paragraph-rsid="00719a41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5e24f6" officeooo:paragraph-rsid="00719a41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7890d7" officeooo:paragraph-rsid="007890d7"/>
    </style:style>
    <style:style style:name="P5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4eb81d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7890d7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7890d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a417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7a844f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5</text:span><text:span text:style-name="T11">0</text:span><text:span text:style-name="T7">1</text:span><text:span text:style-name="T6"> - </text:span><text:span text:style-name="T8">A/G</text:span><text:span text:style-name="T9"> - </text:span><text:span text:style-name="T10">Unguided Bombs</text:span></text:p>
      <text:p text:style-name="P1"/>
      <text:p text:style-name="P2">Bombs</text:p>
      <text:list xml:id="list42234111" text:style-name="L1">
        <text:list-item>
          <text:p text:style-name="P3"><text:span text:style-name="T5">Tactical Release Switch</text:span><text:span text:style-name="T3"> ... ON</text:span><text:span text:style-name="T2"> </text:span><text:span text:style-name="T3">(center console)</text:span></text:p>
        </text:list-item>
        <text:list-item>
          <text:p text:style-name="P4"><text:span text:style-name="T3">D</text:span><text:span text:style-name="T1">ive on target and press </text:span><text:span text:style-name="T4">Red Button</text:span><text:span text:style-name="T1"> at the right moment (maybe right when target disappears under the nose?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51:41.701000000</dc:date>
    <meta:editing-duration>PT19H22M12S</meta:editing-duration>
    <meta:editing-cycles>7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" meta:word-count="35" meta:character-count="191" meta:non-whitespace-character-count="162"/>
  </office:meta>
</office:document-meta>
</file>